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111111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111111" draw:fill="solid" draw:fill-color="#ffcc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111111" draw:fill="solid" draw:fill-color="#9999ff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VL Gothic"/>
    </style:style>
    <style:style style:name="P3" style:family="paragraph">
      <style:paragraph-properties fo:text-align="center"/>
      <style:text-properties style:font-name="VL Gothic" fo:font-weight="normal" style:font-weight-asian="normal" style:font-weight-complex="normal"/>
    </style:style>
    <style:style style:name="T1" style:family="text">
      <style:text-properties style:font-name="VL Gothic"/>
    </style:style>
    <style:style style:name="T2" style:family="text">
      <style:text-properties style:font-name="VL Gothic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285cm" svg:height="3.506cm" svg:x="3.043cm" svg:y="11.56cm">
          <text:p text:style-name="P1"><text:span text:style-name="T1">Client <text:s text:c="2"/>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9cm" svg:height="0.974cm" svg:x="5.822cm" svg:y="11.67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9cm" svg:height="0.974cm" svg:x="5.823cm" svg:y="12.82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9cm" svg:height="0.973cm" svg:x="5.825cm" svg:y="13.974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82cm" svg:height="4.479cm" svg:x="1.68cm" svg:y="11.5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6cm" svg:height="1.155cm" svg:x="4.32cm" svg:y="11.622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1.154cm" svg:x="6.622cm" svg:y="12.287cm">
          <text:p text:style-name="P1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1.155cm" svg:x="6.624cm" svg:y="14.251cm">
          <text:p text:style-name="P1"><text:span text:style-name="T1">eth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22cm" svg:height="3.455cm" svg:x="19.56cm" svg:y="11.614cm">
          <text:p text:style-name="P1"><text:span text:style-name="T1">Client <text:s text:c="2"/>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683cm" svg:height="4.414cm" svg:x="18.217cm" svg:y="11.61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69cm" svg:height="1.137cm" svg:x="20.734cm" svg:y="11.67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7cm" svg:height="3.493cm" svg:x="11.328cm" svg:y="11.569cm">
          <text:p text:style-name="P1"><text:span text:style-name="T1">Client <text:s text:c="2"/>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58cm" svg:height="4.463cm" svg:x="9.97cm" svg:y="11.569cm">
          <text:p text:style-name="P1"><text:span text:style-name="T1">Rou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89cm" svg:height="1.151cm" svg:x="12.387cm" svg:y="11.63cm">
          <text:p text:style-name="P1"><text:span text:style-name="T1">eth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1.154cm" svg:x="10.024cm" svg:y="12.288cm">
          <text:p text:style-name="P1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1.155cm" svg:x="10.026cm" svg:y="14.252cm">
          <text:p text:style-name="P1"><text:span text:style-name="T1">eth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1.154cm" svg:x="14.926cm" svg:y="12.289cm">
          <text:p text:style-name="P1"><text:span text:style-name="T1">eth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1.155cm" svg:x="14.928cm" svg:y="14.253cm">
          <text:p text:style-name="P1"><text:span text:style-name="T1">eth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1.154cm" svg:x="18.228cm" svg:y="12.29cm">
          <text:p text:style-name="P1"><text:span text:style-name="T1">eth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95cm" svg:height="1.155cm" svg:x="18.23cm" svg:y="14.254cm">
          <text:p text:style-name="P1"><text:span text:style-name="T1">eth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.066cm" svg:height="0.824cm" svg:x="3.41cm" svg:y="9.25cm">
          <text:p text:style-name="P1">Brid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462cm" svg:y1="12.984cm" svg:x2="9.97cm" svg:y2="12.984cm">
          <text:p/>
        </draw:line>
        <draw:line draw:style-name="gr5" draw:text-style-name="P1" draw:layer="layout" svg:x1="8.463cm" svg:y1="14.885cm" svg:x2="9.971cm" svg:y2="14.885cm">
          <text:p/>
        </draw:line>
        <draw:line draw:style-name="gr5" draw:text-style-name="P1" draw:layer="layout" svg:x1="16.664cm" svg:y1="14.886cm" svg:x2="18.172cm" svg:y2="14.886cm">
          <text:p/>
        </draw:line>
        <draw:line draw:style-name="gr5" draw:text-style-name="P1" draw:layer="layout" svg:x1="16.665cm" svg:y1="12.887cm" svg:x2="18.173cm" svg:y2="12.887cm">
          <text:p/>
        </draw:line>
        <draw:line draw:style-name="gr5" draw:text-style-name="P1" draw:layer="layout" svg:x1="5.234cm" svg:y1="11.522cm" svg:x2="5.234cm" svg:y2="10.074cm">
          <text:p/>
        </draw:line>
        <draw:line draw:style-name="gr5" draw:text-style-name="P1" draw:layer="layout" svg:x1="13.235cm" svg:y1="11.523cm" svg:x2="13.235cm" svg:y2="10.075cm">
          <text:p/>
        </draw:line>
        <draw:line draw:style-name="gr5" draw:text-style-name="P1" draw:layer="layout" svg:x1="21.536cm" svg:y1="11.524cm" svg:x2="21.536cm" svg:y2="10.076cm">
          <text:p/>
        </draw:line>
        <draw:custom-shape draw:style-name="gr6" draw:text-style-name="P3" draw:layer="layout" svg:width="9.398cm" svg:height="3.556cm" svg:x="8.636cm" svg:y="4.602cm">
          <text:p text:style-name="P3"><text:span text:style-name="T2">Host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08cm" svg:y1="8.158cm" svg:x2="13.208cm" svg:y2="9.25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nakayam </meta:initial-creator>
    <meta:creation-date>2014-05-19T09:13:37.260626788</meta:creation-date>
    <dc:date>2014-05-19T21:00:23.739108317</dc:date>
    <dc:creator>Kenjiro Nakayama</dc:creator>
    <meta:editing-duration>PT26M44S</meta:editing-duration>
    <meta:editing-cycles>34</meta:editing-cycles>
    <meta:generator>LibreOffice/4.2.4.2$Linux_X86_64 LibreOffice_project/420$Build-2</meta:generator>
    <meta:printed-by>Kenjiro Nakayama</meta:printed-by>
    <meta:print-date>2014-05-19T20:59:15.926010223</meta:print-date>
    <meta:document-statistic meta:object-count="53"/>
  </office:meta>
</office:document-meta>
</file>